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3faf46" draw:textarea-horizontal-align="center" draw:textarea-vertical-align="middle" draw:shadow="hidden" draw:shadow-offset-x="0cm" draw:shadow-offset-y="0cm" draw:shadow-color="#ffffff" draw:shadow-opacity="100%" loext:shadow-blur="0.353cm"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b2b2b2" draw:textarea-horizontal-align="center" draw:textarea-vertical-align="middle" loext:decorative="false"/>
    </style:style>
    <style:style style:name="gr4" style:family="graphic" style:parent-style-name="standard">
      <style:graphic-properties draw:stroke="none" svg:stroke-width="0.018cm" svg:stroke-color="#ff4000" draw:marker-start-width="0.227cm" draw:marker-end-width="0.227cm" draw:fill="none" draw:fill-color="#ffffff" draw:auto-grow-height="true" draw:auto-grow-width="false" fo:min-height="6.735cm" fo:padding-top="0.204cm" fo:padding-bottom="0.204cm" fo:padding-left="0.329cm" fo:padding-right="0.329cm" draw:shadow="visible" draw:shadow-offset-x="0cm" draw:shadow-offset-y="0cm" draw:shadow-color="#ffffff" loext:shadow-blur="0.3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1cm" draw:shadow="visible" draw:shadow-offset-x="0cm" draw:shadow-offset-y="0cm" draw:shadow-color="#ffffff" loext:shadow-blur="0.176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Sans" fo:font-size="120pt" fo:font-weight="bold" style:font-size-asian="120pt" style:font-weight-asian="bold" style:font-size-complex="12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66pt" style:font-size-asian="66pt" style:font-size-complex="66pt"/>
    </style:style>
    <style:style style:name="T1" style:family="text">
      <style:text-properties style:font-name="DejaVu Sans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DejaVu Sans Condensed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191cm" svg:height="2.629cm" svg:x="8.226cm" svg:y="9.545cm" svg:viewBox="0 0 10192 2630" svg:d="M0 0v413c3398 2956 6794 2956 10192 0v-413z">
          <text:p/>
        </draw:path>
        <draw:path draw:style-name="gr2" draw:text-style-name="P2" draw:layer="layout" svg:width="11.594cm" svg:height="10.956cm" svg:x="7.525cm" svg:y="2.083cm" svg:viewBox="0 0 11595 10957" svg:d="M701 7462l1904 176c99 8 162 67 188 175l50 839 1653 125 100-764c17-92 79-154 188-188h2027c108 34 170 96 187 188l100 764 1653-125 51-839c25-108 88-167 188-175l1903-176v-3078c251-326 485-664 702-1015-293-492-639-944-1040-1353-359 168-701 364-1027 589-334-309-701-576-1102-802 58-425 92-851 100-1277-492-234-1006-409-1540-526-218 359-409 731-575 1115-409-59-817-59-1226 0-168-384-359-756-577-1115-534 117-1048 292-1540 526 8 426 42 852 100 1277-401 226-768 493-1102 802-326-225-668-421-1027-589-401 409-747 861-1039 1353 216 351 450 689 701 1015zM701 7875v489c0 3457 10180 3457 10180 0v-489l-1678 151-63 864c-17 84-75 138-176 163l-2028 138c-101 0-168-46-201-138l-125-814h-1626l-125 814c-33 92-100 138-200 138l-2029-138c-101-25-159-79-176-163l-62-864z">
          <text:p/>
        </draw:path>
        <draw:path draw:style-name="gr1" draw:text-style-name="P1" draw:layer="layout" svg:width="0.724cm" svg:height="1.714cm" svg:x="12.96cm" svg:y="7.237cm" svg:viewBox="0 0 725 1715" svg:d="M0 1395c38 426 687 426 725 0v-1077c-38-424-687-424-725 0z">
          <text:p/>
        </draw:path>
        <draw:path draw:style-name="gr1" draw:text-style-name="P1" draw:layer="layout" svg:width="2.254cm" svg:height="2.251cm" svg:x="14.861cm" svg:y="6.58cm" svg:viewBox="0 0 2255 2252" svg:d="M2255 1125c0 198-52 393-151 564s-242 313-413 412c-172 99-366 151-563 151-198 0-393-52-564-151-172-99-314-241-413-412-98-171-151-366-151-564 0-196 52-391 151-562 98-172 241-314 413-412 171-99 366-151 564-151 197 0 391 52 563 151 171 98 314 240 413 412 99 171 151 366 151 562z">
          <text:p/>
        </draw:path>
        <draw:path draw:style-name="gr1" draw:text-style-name="P1" draw:layer="layout" svg:width="2.254cm" svg:height="2.251cm" svg:x="9.528cm" svg:y="6.58cm" svg:viewBox="0 0 2255 2252" svg:d="M2255 1125c0 198-52 393-151 564s-242 313-413 412c-172 99-366 151-563 151-198 0-393-52-564-151-172-99-314-241-413-412s-151-366-151-564c0-196 52-391 151-562 99-172 241-314 413-412 171-99 366-151 564-151 197 0 391 52 563 151 171 98 314 240 413 412 99 171 151 366 151 562z">
          <text:p/>
        </draw:path>
        <draw:path draw:style-name="gr3" draw:text-style-name="P3" draw:layer="layout" svg:width="1.502cm" svg:height="1.501cm" svg:x="10.004cm" svg:y="7.03cm" svg:viewBox="0 0 1503 1502" svg:d="M1503 750c0 132-35 262-101 376s-161 209-275 275-244 101-375 101c-132 0-262-35-376-101s-209-161-275-275-101-244-101-376 35-260 101-374 161-209 275-275 244-101 376-101c131 0 261 35 375 101s209 161 275 275c67 114 101 242 101 374z">
          <text:p/>
        </draw:path>
        <draw:path draw:style-name="gr3" draw:text-style-name="P3" draw:layer="layout" svg:width="1.502cm" svg:height="1.501cm" svg:x="15.137cm" svg:y="7.03cm" svg:viewBox="0 0 1503 1502" svg:d="M1503 750c0 132-35 262-101 376s-161 209-275 275-244 101-376 101c-131 0-261-35-375-101s-209-161-275-275-101-244-101-376 35-260 101-374 161-209 275-275 244-101 375-101c132 0 262 35 376 101s209 161 275 275 101 242 101 374z">
          <text:p/>
        </draw:path>
        <draw:frame draw:style-name="gr4" draw:text-style-name="P5" draw:layer="layout" svg:width="23.495cm" svg:height="7.143cm" svg:x="1.833cm" svg:y="13.963cm">
          <draw:text-box>
            <text:p text:style-name="P4"><text:span text:style-name="T1">GODOT</text:span></text:p>
          </draw:text-box>
        </draw:frame>
        <draw:frame draw:style-name="gr5" draw:text-style-name="P6" draw:layer="layout" svg:width="22.86cm" svg:height="6.35cm" svg:x="2.168cm" svg:y="19.213cm">
          <draw:text-box>
            <text:p text:style-name="P4"><text:span text:style-name="T2">For 3D open</text:span></text:p>
            <text:p text:style-name="P4"><text:span text:style-name="T2">world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16cm" fo:margin-bottom="1.116cm" fo:margin-left="1.116cm" fo:margin-right="1.116cm" fo:page-width="27.172cm" fo:page-height="27.1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4:33:18.097839219</dc:date>
    <meta:editing-duration>PT7M37S</meta:editing-duration>
    <meta:editing-cycles>2</meta:editing-cycles>
    <meta:generator>LibreOffice/7.6.4.1$Linux_X86_64 LibreOffice_project/e19e193f88cd6c0525a17fb7a176ed8e6a3e2aa1</meta:generator>
    <meta:document-statistic meta:object-count="9"/>
  </office:meta>
</office:document-meta>
</file>